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TreeFactory.buildItem( Session session , String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iteTreeFactory.getItem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Factory.SiteTreeFactory( ServiceManager 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